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Attributes</text:p>
      <text:p text:style-name="P2"/>
      <text:p text:style-name="P1">Summery:<text:tab/>Holds the Player statistics on health and strenght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Items,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Increased stats by killing monsters, strenght/hp</text:p>
            <text:p text:style-name="P3">(Exeprience)</text:p>
            <text:p text:style-name="P3">Player choice</text:p>
          </table:table-cell>
          <table:table-cell table:style-name="Tabell1.C2" office:value-type="string">
            <text:p text:style-name="P3">If strength increased then health increase. If int increments mana &amp; damage with spells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>Items may affect player stats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3-30T14:17:47.49</dc:date>
    <dc:creator>Anders Bolin</dc:creator>
    <meta:editing-duration>PT46M48S</meta:editing-duration>
    <meta:editing-cycles>4</meta:editing-cycles>
    <meta:generator>OpenOffice/4.1.0$Win32 OpenOffice.org_project/410m18$Build-9764</meta:generator>
    <meta:document-statistic meta:table-count="1" meta:image-count="0" meta:object-count="0" meta:page-count="1" meta:paragraph-count="29" meta:word-count="70" meta:character-count="393"/>
  </office:meta>
</office:document-meta>
</file>